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4.564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cm" svg:height="4.564cm" svg:x="7.35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7cm" svg:height="4.564cm" svg:x="13.7cm" svg:y="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7cm" svg:height="4.564cm" svg:x="1cm" svg:y="5.82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7cm" svg:height="4.564cm" svg:x="7.35cm" svg:y="5.8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7cm" svg:height="4.564cm" svg:x="13.7cm" svg:y="5.82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7cm" svg:height="4.564cm" svg:x="4.175cm" svg:y="10.65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7cm" svg:height="4.564cm" svg:x="10.525cm" svg:y="10.65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16:13:15</meta:creation-date>
    <dc:date>2016-10-23T16:17:12</dc:date>
    <dc:creator>Lu Ding</dc:creator>
    <meta:editing-duration>PT3M57S</meta:editing-duration>
    <meta:editing-cycles>1</meta:editing-cycles>
    <meta:document-statistic meta:object-count="8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75" chart:maximum="-5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061cm" svg:y="3.786cm" style:legend-expansion="wide" chart:style-name="ch2"/>
        <chart:plot-area chart:style-name="ch3" chart:data-source-has-labels="both" svg:x="0.59cm" svg:y="0.499cm" svg:width="6.131cm" svg:height="2.776cm">
          <chartooo:coordinate-region svg:x="1.303cm" svg:y="0.696cm" svg:width="5.012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C$2:.$C$12" chart:label-cell-address="local-table.$C$1" chart:class="chart:scatter">
            <chart:domain table:cell-range-address="local-table.$B$2:.$B$12"/>
            <chart:regression-curve chart:style-name="ch7">
              <chart:equation chart:display-r-square="true" svg:x="1.277cm" svg:y="0.697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-61.3982099700914">
                <text:p>-61.39820997009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64.820978252588">
                <text:p>-64.820978252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-67.0822892420718">
                <text:p>-67.0822892420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-68.3306422015559">
                <text:p>-68.3306422015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-69.3106623543913">
                <text:p>-69.310662354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70.1881040506969">
                <text:p>-70.1881040506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-70.8498741000054">
                <text:p>-70.849874100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71.4367823982495">
                <text:p>-71.4367823982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-72.0135118325272">
                <text:p>-72.0135118325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-72.4162669437926">
                <text:p>-72.4162669437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72.8122698947547">
                <text:p>-72.8122698947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-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061cm" svg:y="3.786cm" style:legend-expansion="wide" chart:style-name="ch2"/>
        <chart:plot-area chart:style-name="ch3" chart:data-source-has-labels="both" svg:x="0.59cm" svg:y="0.499cm" svg:width="6.131cm" svg:height="2.776cm">
          <chartooo:coordinate-region svg:x="1.141cm" svg:y="0.696cm" svg:width="5.174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D$2:.$D$12" chart:label-cell-address="local-table.$D$1" chart:class="chart:scatter">
            <chart:domain table:cell-range-address="local-table.$B$2:.$B$12"/>
            <chart:regression-curve chart:style-name="ch7">
              <chart:equation chart:display-r-square="true" svg:x="1.115cm" svg:y="0.695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-0.477068312119136">
                <text:p>-0.4770683121191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-1.872048256626">
                <text:p>-1.872048256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-2.60071559744406">
                <text:p>-2.60071559744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-2.78602392125521">
                <text:p>-2.78602392125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-3.05512909944117">
                <text:p>-3.05512909944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-3.25094443785372">
                <text:p>-3.25094443785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-3.43746066192507">
                <text:p>-3.43746066192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-3.5760868977504">
                <text:p>-3.5760868977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-3.75860861674581">
                <text:p>-3.75860861674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-3.84395826493686">
                <text:p>-3.8439582649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-3.96880129960203">
                <text:p>-3.96880129960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" chart:maximum="29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43cm" svg:y="3.786cm" style:legend-expansion="wide" chart:style-name="ch2"/>
        <chart:plot-area chart:style-name="ch3" chart:data-source-has-labels="both" svg:x="0.59cm" svg:y="0.499cm" svg:width="6.131cm" svg:height="2.776cm">
          <chartooo:coordinate-region svg:x="1.187cm" svg:y="0.696cm" svg:width="5.128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E$2:.$E$12" chart:label-cell-address="local-table.$E$1" chart:class="chart:scatter">
            <chart:domain table:cell-range-address="local-table.$B$2:.$B$12"/>
            <chart:regression-curve chart:style-name="ch7">
              <chart:equation chart:display-r-square="true" svg:x="1.186cm" svg:y="0.718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459447038976">
                <text:p>28.14594470389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707180638541">
                <text:p>27.4707180638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371198443204">
                <text:p>27.237119844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707961070296">
                <text:p>27.370796107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647311132537">
                <text:p>27.3647311132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850120007834">
                <text:p>27.3850120007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687676004627">
                <text:p>27.3687676004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810845858219">
                <text:p>27.3810845858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328125974656">
                <text:p>27.3328125974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512324596349">
                <text:p>27.3512324596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235653083285">
                <text:p>27.3235653083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" chart:maximum="3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176cm" svg:y="3.786cm" style:legend-expansion="wide" chart:style-name="ch2"/>
        <chart:plot-area chart:style-name="ch3" chart:data-source-has-labels="both" svg:x="0.59cm" svg:y="0.499cm" svg:width="6.131cm" svg:height="2.776cm">
          <chartooo:coordinate-region svg:x="1.187cm" svg:y="0.499cm" svg:width="5.128cm" svg:height="2.134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F$2:.$F$12" chart:label-cell-address="local-table.$F$1" chart:class="chart:scatter">
            <chart:domain table:cell-range-address="local-table.$B$2:.$B$12"/>
            <chart:regression-curve chart:style-name="ch7">
              <chart:equation chart:display-r-square="true" svg:x="1.186cm" svg:y="0.498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534001173534">
                <text:p>28.7534001173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73109006898">
                <text:p>27.473109006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419344658629">
                <text:p>26.7419344658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494872247988">
                <text:p>26.4494872247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152128436372">
                <text:p>26.2152128436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91817759758">
                <text:p>25.9891817759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238940289133">
                <text:p>25.8238940289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92560235324">
                <text:p>25.692560235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246956261205">
                <text:p>25.5246956261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262051013897">
                <text:p>25.4262051013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265467637011">
                <text:p>25.3265467637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176cm" svg:y="3.786cm" style:legend-expansion="wide" chart:style-name="ch2"/>
        <chart:plot-area chart:style-name="ch3" chart:data-source-has-labels="both" svg:x="0.59cm" svg:y="0.499cm" svg:width="6.131cm" svg:height="2.776cm">
          <chartooo:coordinate-region svg:x="1.303cm" svg:y="0.696cm" svg:width="5.012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G$2:.$G$12" chart:label-cell-address="local-table.$G$1" chart:class="chart:scatter">
            <chart:domain table:cell-range-address="local-table.$B$2:.$B$12"/>
            <chart:regression-curve chart:style-name="ch7">
              <chart:equation chart:display-r-square="true" svg:x="1.303cm" svg:y="0.686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530587973775">
                <text:p>5.86530587973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630537498062">
                <text:p>2.61630537498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833891561414">
                <text:p>0.420833891561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1328686287">
                <text:p>-1.051328686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292201992401">
                <text:p>-2.01292201992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208974894396">
                <text:p>-2.94208974894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8880320070105">
                <text:p>-3.5888032007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3650760384172">
                <text:p>-4.13650760384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475096648581">
                <text:p>-4.67475096648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1566324273701">
                <text:p>-5.11566324273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5874224091636">
                <text:p>-5.45874224091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65" chart:maximum="-35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176cm" svg:y="3.786cm" style:legend-expansion="wide" chart:style-name="ch2"/>
        <chart:plot-area chart:style-name="ch3" chart:data-source-has-labels="both" svg:x="0.59cm" svg:y="0.499cm" svg:width="6.131cm" svg:height="2.776cm">
          <chartooo:coordinate-region svg:x="1.303cm" svg:y="0.696cm" svg:width="5.012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H$2:.$H$12" chart:label-cell-address="local-table.$H$1" chart:class="chart:scatter">
            <chart:domain table:cell-range-address="local-table.$B$2:.$B$12"/>
            <chart:regression-curve chart:style-name="ch7">
              <chart:equation chart:display-r-square="true" svg:x="1.303cm" svg:y="0.689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0990129012889">
                <text:p>-38.0990129012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.6584414355846">
                <text:p>-44.658441435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.3254205783473">
                <text:p>-49.32542057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.6796626977687">
                <text:p>-52.6796626977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4.8628379155994">
                <text:p>-54.8628379155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6.9485336544223">
                <text:p>-56.9485336544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.4143325173537">
                <text:p>-58.4143325173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9.6461846906258">
                <text:p>-59.6461846906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0.8049879689151">
                <text:p>-60.8049879689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1.8129964310115">
                <text:p>-61.8129964310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2.5689125383451">
                <text:p>-62.56891253834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50" chart:maximum="-9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176cm" svg:y="3.786cm" style:legend-expansion="wide" chart:style-name="ch2"/>
        <chart:plot-area chart:style-name="ch3" chart:data-source-has-labels="both" svg:x="0.59cm" svg:y="0.499cm" svg:width="6.131cm" svg:height="2.776cm">
          <chartooo:coordinate-region svg:x="1.489cm" svg:y="0.696cm" svg:width="4.826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I$2:.$I$12" chart:label-cell-address="local-table.$I$1" chart:class="chart:scatter">
            <chart:domain table:cell-range-address="local-table.$B$2:.$B$12"/>
            <chart:regression-curve chart:style-name="ch7">
              <chart:equation chart:display-r-square="true" svg:x="1.463cm" svg:y="0.683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2.07158705211">
                <text:p>-102.071587052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3.267729420723">
                <text:p>-113.267729420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1.354298722633">
                <text:p>-121.35429872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7.335960471297">
                <text:p>-127.33596047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1.247482970945">
                <text:p>-131.24748297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4.928929818119">
                <text:p>-134.928929818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7.556918213685">
                <text:p>-137.556918213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.73345811686">
                <text:p>-139.7334581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.764097448974">
                <text:p>-141.76409744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.562132798806">
                <text:p>-143.562132798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4.904713397492">
                <text:p>-144.9047133974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70" chart:maximum="-180" chart:origin="0" chart:interval-major="3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4.565cm" xlink:href="." xlink:type="simple" chart:class="chart:scatter" chart:style-name="ch1">
        <chart:legend chart:legend-position="bottom" svg:x="1.43cm" svg:y="3.786cm" style:legend-expansion="wide" chart:style-name="ch2"/>
        <chart:plot-area chart:style-name="ch3" chart:data-source-has-labels="both" svg:x="0.59cm" svg:y="0.499cm" svg:width="6.131cm" svg:height="2.776cm">
          <chartooo:coordinate-region svg:x="1.489cm" svg:y="0.696cm" svg:width="4.826cm" svg:height="1.936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/>
          <chart:series chart:style-name="ch6" chart:values-cell-range-address="local-table.$J$2:.$J$12" chart:label-cell-address="local-table.$J$1" chart:class="chart:scatter">
            <chart:domain table:cell-range-address="local-table.$B$2:.$B$12"/>
            <chart:regression-curve chart:style-name="ch7">
              <chart:equation chart:display-r-square="true" svg:x="1.489cm" svg:y="0.702cm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.669133662278">
                <text:p>-185.6691336622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2.816156707166">
                <text:p>-202.816156707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.277997890216">
                <text:p>-215.277997890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4.611617553843">
                <text:p>-224.61161755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0.743023740654">
                <text:p>-230.743023740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6.472786305774">
                <text:p>-236.472786305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.602876383102">
                <text:p>-240.602876383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3.990673888685">
                <text:p>-243.990673888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7.134858402517">
                <text:p>-247.134858402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.926940561865">
                <text:p>-249.926940561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2.048549977714">
                <text:p>-252.048549977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